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57BB00003207F0EFCFBC.svm"/>
  <manifest:file-entry manifest:media-type="" manifest:full-path="Pictures/200000070000787900003F813321DA7B.svm"/>
  <manifest:file-entry manifest:media-type="" manifest:full-path="Pictures/200000070000790D00003F81CE167166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fo:font-style="italic" style:font-style-asian="italic" style:font-style-complex="italic"/>
    </style:style>
    <style:style style:name="P2" style:family="paragraph" style:parent-style-name="Preformatted_20_Text"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Preformatted_20_Text">
      <style:text-properties fo:font-size="18pt" fo:font-weight="bold" style:font-size-asian="18pt" style:font-weight-asian="bold" style:font-size-complex="18pt" style:font-weight-complex="bold"/>
    </style:style>
    <style:style style:name="P4" style:family="paragraph" style:parent-style-name="Preformatted_20_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1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eployment</text:p>
      <text:p text:style-name="Preformatted_20_Text">Deploying on tetamo.com server:</text:p>
      <text:p text:style-name="Preformatted_20_Text">Server details:</text:p>
      <text:p text:style-name="Preformatted_20_Text"><draw:frame draw:style-name="fr1" draw:name="graphics1" text:anchor-type="paragraph" svg:width="6.9252in" svg:height="3.9484in" draw:z-index="0"><draw:image xlink:href="Pictures/20000007000057BB00003207F0EFCFBC.svm" xlink:type="simple" xlink:show="embed" xlink:actuate="onLoad"/></draw:frame></text:p>
      <text:p text:style-name="Preformatted_20_Text">All builds should be deployed to the builds folder. Root folder will contain main website.</text:p>
      <text:p text:style-name="Preformatted_20_Text"/>
      <text:p text:style-name="Preformatted_20_Text">To set up deployment on in WebStorm:</text:p>
      <text:p text:style-name="P1">Tools-&gt;Deployment-&gt;Configuration</text:p>
      <text:p text:style-name="P1"/>
      <text:p text:style-name="Preformatted_20_Text"><draw:frame draw:style-name="fr2" draw:name="graphics2" text:anchor-type="paragraph" svg:x="0in" svg:y="0in" svg:width="6.9252in" svg:height="3.65in" draw:z-index="1"><draw:image xlink:href="Pictures/200000070000787900003F813321DA7B.svm" xlink:type="simple" xlink:show="embed" xlink:actuate="onLoad"/></draw:frame></text:p>
      <text:p text:style-name="Preformatted_20_Text"><draw:frame draw:style-name="fr1" draw:name="graphics3" text:anchor-type="paragraph" svg:width="6.9252in" svg:height="3.6327in" draw:z-index="2"><draw:image xlink:href="Pictures/200000070000790D00003F81CE167166.svm" xlink:type="simple" xlink:show="embed" xlink:actuate="onLoad"/></draw:frame><text:soft-page-break/></text:p>
      <text:p text:style-name="Preformatted_20_Text"/>
      <text:p text:style-name="Preformatted_20_Text"/>
      <text:p text:style-name="Preformatted_20_Text">Testing URL</text:p>
      <text:p text:style-name="Preformatted_20_Text"><text:a xlink:type="simple" xlink:href="http://emojs.tetamo.com/builds/dist/">http://emojs.tetamo.com/builds/dist/</text:a></text:p>
      <text:p text:style-name="Preformatted_20_Text"><text:a xlink:type="simple" xlink:href="http://emojs.tetamo.com/builds/src/">http://emojs.tetamo.com/builds/src/</text:a></text:p>
      <text:p text:style-name="Preformatted_20_Text"><text:a xlink:type="simple" xlink:href="http://emojs.tetamo.com/builds/prod/">http://emojs.tetamo.com/builds/prod/</text:a></text:p>
      <text:p text:style-name="Preformatted_20_Text">etc.</text:p>
      <text:p text:style-name="Preformatted_20_Text"/>
      <text:p text:style-name="P2">GRUNT</text:p>
      <text:p text:style-name="Preformatted_20_Text">YUIDoc: </text:p>
      <text:p text:style-name="Preformatted_20_Text"><text:a xlink:type="simple" xlink:href="https://github.com/gruntjs/grunt-contrib-yuidoc"><text:span text:style-name="T1">https://github.com/gruntjs/grunt-contrib-yuidoc</text:span></text:a></text:p>
      <text:p text:style-name="P4"/>
      <text:p text:style-name="P2">DOCUMENTATION</text:p>
      <text:p text:style-name="Preformatted_20_Text"/>
      <text:p text:style-name="Preformatted_20_Text">YUIDoc: </text:p>
      <text:p text:style-name="Preformatted_20_Text"><text:a xlink:type="simple" xlink:href="http://yui.github.io/yuidoc">http://yui.github.io/yuidoc</text:a></text:p>
      <text:p text:style-name="Preformatted_20_Text"/>
      <text:p text:style-name="Preformatted_20_Text">simple doc files generator:</text:p>
      <text:p text:style-name="Preformatted_20_Text"><text:a xlink:type="simple" xlink:href="http://jashkenas.github.io/docco">http://jashkenas.github.io/docco</text:a></text:p>
      <text:p text:style-name="Preformatted_20_Text"/>
      <text:p text:style-name="Preformatted_20_Text">Description of libraries:</text:p>
      <text:p text:style-name="Preformatted_20_Text"><text:a xlink:type="simple" xlink:href="http://stackoverflow.com/questions/4462706/how-can-i-create-annotated-source-code-like-underscore-js">http://stackoverflow.com/questions/4462706/how-can-i-create-annotated-source-code-like-underscore-js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5-10T00:11:33.65</dc:date>
    <dc:creator>Ashot Arutyunyan</dc:creator>
    <meta:generator>OpenOffice/4.0.1$Win32 OpenOffice.org_project/401m5$Build-9714</meta:generator>
    <meta:editing-duration>PT39M12S</meta:editing-duration>
    <meta:editing-cycles>6</meta:editing-cycles>
    <meta:document-statistic meta:table-count="0" meta:image-count="3" meta:object-count="0" meta:page-count="2" meta:paragraph-count="21" meta:word-count="51" meta:character-count="628"/>
  </office:meta>
</office:document-meta>
</file>